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17d20" officeooo:paragraph-rsid="00117d2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17d20" officeooo:paragraph-rsid="00117d20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1141b9"/>
    </style:style>
    <style:style style:name="P5" style:family="paragraph" style:parent-style-name="Standard" style:list-style-name="L1">
      <style:text-properties officeooo:paragraph-rsid="00141178"/>
    </style:style>
    <style:style style:name="P6" style:family="paragraph" style:parent-style-name="Standard" style:list-style-name="L1">
      <style:text-properties officeooo:rsid="001141b9" officeooo:paragraph-rsid="001141b9"/>
    </style:style>
    <style:style style:name="P7" style:family="paragraph" style:parent-style-name="Standard" style:list-style-name="L1">
      <style:text-properties officeooo:rsid="00141178" officeooo:paragraph-rsid="00141178"/>
    </style:style>
    <style:style style:name="P8" style:family="paragraph" style:parent-style-name="Standard" style:list-style-name="L1">
      <style:text-properties officeooo:rsid="001434bb" officeooo:paragraph-rsid="001434bb"/>
    </style:style>
    <style:style style:name="P9" style:family="paragraph" style:parent-style-name="Standard" style:list-style-name="L1"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text-properties officeooo:rsid="001506a5" officeooo:paragraph-rsid="001506a5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506a5" officeooo:paragraph-rsid="001506a5" style:font-weight-asian="bold" style:font-weight-complex="bold"/>
    </style:style>
    <style:style style:name="T1" style:family="text">
      <style:text-properties officeooo:rsid="001141b9"/>
    </style:style>
    <style:style style:name="T2" style:family="text">
      <style:text-properties officeooo:rsid="00141178"/>
    </style:style>
    <style:style style:name="T3" style:family="text">
      <style:text-properties fo:color="#ce9178"/>
    </style:style>
    <style:style style:name="T4" style:family="text">
      <style:text-properties fo:color="#c586c0"/>
    </style:style>
    <style:style style:name="T5" style:family="text">
      <style:text-properties fo:color="#b5ce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</text:p>
      <text:p text:style-name="P2"/>
      <text:p text:style-name="P11">Part A</text:p>
      <text:p text:style-name="P11"/>
      <text:list xml:id="list4165937481" text:style-name="L1">
        <text:list-item>
          <text:p text:style-name="P3">Study the Makefile, Which commands used to build example are written explicitly in the file? Are there some commands that make will deduce by itself?</text:p>
          <text:list>
            <text:list-item>
              <text:p text:style-name="P4">bison -d example.y</text:p>
              <text:p text:style-name="P4">→<text:span text:style-name="T1"> example.tab.c, example.tab.h</text:span></text:p>
            </text:list-item>
            <text:list-item>
              <text:p text:style-name="P4">flex example.l<text:tab/></text:p>
              <text:p text:style-name="P6">→ lex.yy.c</text:p>
            </text:list-item>
            <text:list-item>
              <text:p text:style-name="P5"><text:span text:style-name="T2">(</text:span>gcc -c example.tab.c lex.yy.c -I.<text:span text:style-name="T2">)</text:span></text:p>
            </text:list-item>
            <text:list-item>
              <text:p text:style-name="P3">gcc -Wall -std=c99 -g -0 example example.tab.o lex.yy.o</text:p>
              <text:p text:style-name="P3">→<text:span text:style-name="T1"> example</text:span></text:p>
              <text:list>
                <text:list-item>
                  <text:p text:style-name="P7">generation of example.tab.o and lex.yy.o is done automatically</text:p>
                </text:list-item>
              </text:list>
            </text:list-item>
          </text:list>
        </text:list-item>
        <text:list-item>
          <text:p text:style-name="P3">Which types of expressions does the calculator understand?</text:p>
          <text:list>
            <text:list-item>
              <text:p text:style-name="P8">Plus, minus and multiplication</text:p>
            </text:list-item>
          </text:list>
        </text:list-item>
        <text:list-item>
          <text:p text:style-name="P3">One common operator is missing. Which one?</text:p>
          <text:list>
            <text:list-item>
              <text:p text:style-name="P8">Division</text:p>
            </text:list-item>
          </text:list>
        </text:list-item>
        <text:list-item>
          <text:p text:style-name="P3">Add the missing operator! </text:p>
          <text:list>
            <text:list-item>
              <text:p text:style-name="P9"><text:span text:style-name="T3">"/"</text:span> { <text:span text:style-name="T4">return</text:span> SLASH; }</text:p>
            </text:list-item>
            <text:list-item>
              <text:p text:style-name="P9"/>
            </text:list-item>
            <text:list-item>
              <text:p text:style-name="P9">| expr SLASH expr { $$ = $<text:span text:style-name="T5">1</text:span> / $<text:span text:style-name="T5">3</text:span>; }</text:p>
            </text:list-item>
            <text:list-item>
              <text:p text:style-name="P9"/>
            </text:list-item>
          </text:list>
        </text:list-item>
      </text:list>
      <text:p text:style-name="Standard"/>
      <text:p text:style-name="P10">Part B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5:10:11.811543785</meta:creation-date>
    <dc:date>2022-10-05T14:30:28.577948174</dc:date>
    <meta:editing-duration>PT54M50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122" meta:character-count="645" meta:non-whitespace-character-count="558"/>
  </office:meta>
</office:document-meta>
</file>